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>
        <style:tab-stops/>
      </style:paragraph-properties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9833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Ужасна фирма</text:p>
      <text:p text:style-name="P2">Работна среда</text:p>
      <text:p text:style-name="P3"><text:tab/>Имаме си униформи. Еднакви за всички и нямаме право да носим нищо повече или по-малко. Запознатите с вечни офис проблем с климатиците разбират защо това е далеч от приятно.</text:p>
      <text:p text:style-name="P4">Комуникация и организация</text:p>
      <text:p text:style-name="P5">Ефективна комуникация в нашата фирма няма, няма и да има, понеже на никой не му се прогресира така или иначе. Тук си подаваме топката на вината, защото няма кой друг да е виновен освен някой друг. Абсурдно. До дъното на проблема, както сам можеш да се досетиш, не стигаме, защото дъното е за загубеняците. Думата „организация“ е забранена безгласно. Ако някой дръзне да я изрече, трябва да запретне ръкави и да я<text:s/>задейства. От малки знаем, че „кой предложи, той заложи“, така е честно. Говори се, че тук някога е имало наченка на организация, но никой не разказва какво е било тогава, та няма как да знам. Сега сме спътници на хаоса и всеки хваща да работи каквото намери за удобно. Имаме много дребни парчета, остатъци от стари и нови проекти, завършен проект нямаме.</text:p>
      <text:p text:style-name="P6">Заплащане и трудова политика</text:p>
      <text:p text:style-name="P7"><text:tab/>Заплащането е подминимално. Естествено е, че допълнителната работа (ако някой се наеме на такова нещо) не се заплаща. Понеже нямаме завършени проекти, нямаме и много клиенти, следователно и пари. Заплатите закъсняват<text:s/>ежемесечно, понякога леко изрязан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Peeva</meta:initial-creator>
    <dc:creator>Gabriela Peeva</dc:creator>
    <meta:creation-date>2020-10-21T20:36:00Z</meta:creation-date>
    <dc:date>2020-10-21T20:59:00Z</dc:date>
    <meta:template xlink:href="Normal" xlink:type="simple"/>
    <meta:editing-cycles>1</meta:editing-cycles>
    <meta:editing-duration>PT1380S</meta:editing-duration>
    <meta:document-statistic meta:page-count="1" meta:paragraph-count="2" meta:word-count="190" meta:character-count="1277" meta:row-count="9" meta:non-whitespace-character-count="1089"/>
  </office:meta>
</office:document-meta>
</file>